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D000000DF000000DFC2DA85BE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6618in"/>
    </style:style>
    <style:style style:name="co4" style:family="table-column">
      <style:table-column-properties fo:break-before="auto" style:column-width="6.8228in"/>
    </style:style>
    <style:style style:name="co5" style:family="table-column">
      <style:table-column-properties fo:break-before="auto" style:column-width="7.113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4bd5e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cccccc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e6e6e6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e6e6e6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e6e6e6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Cumberland AM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cc33" fo:wrap-option="wrap"/>
      <style:text-properties style:use-window-font-color="true" style:text-outline="false" style:text-line-through-style="none" style:text-line-through-type="none" style:font-name="Cumberland AM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3399ff" fo:wrap-option="wrap"/>
      <style:text-properties style:use-window-font-color="true" style:text-outline="false" style:text-line-through-style="none" style:text-line-through-type="none" style:font-name="Cumberland AM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number-columns-repeated="9" table:default-cell-style-name="ce5"/>
        <table:table-column table:style-name="co1" table:default-cell-style-name="ce8"/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 </text:p>
          </table:table-cell>
          <table:table-cell table:style-name="ce2" office:value-type="string" calcext:value-type="string">
            <text:p>Residue</text:p>
          </table:table-cell>
          <table:table-cell table:style-name="ce4" office:value-type="string" calcext:value-type="string">
            <text:p>Total.PTM</text:p>
          </table:table-cell>
          <table:table-cell table:style-name="ce4" office:value-type="string" calcext:value-type="string">
            <text:p>Lonely.PTM</text:p>
          </table:table-cell>
          <table:table-cell table:style-name="ce4" office:value-type="string" calcext:value-type="string">
            <text:p>Friendly.PTM</text:p>
          </table:table-cell>
          <table:table-cell table:style-name="ce4" office:value-type="string" calcext:value-type="string">
            <text:p>X1.Friend</text:p>
          </table:table-cell>
          <table:table-cell table:style-name="ce4" office:value-type="string" calcext:value-type="string">
            <text:p>X2.Friends</text:p>
          </table:table-cell>
          <table:table-cell table:style-name="ce4" office:value-type="string" calcext:value-type="string">
            <text:p>Nucleophilicity</text:p>
          </table:table-cell>
          <table:table-cell table:style-name="ce4" office:value-type="string" calcext:value-type="string">
            <text:p>Redox.reactivity</text:p>
          </table:table-cell>
          <table:table-cell table:style-name="ce4" office:value-type="string" calcext:value-type="string">
            <text:p>Deamidation.Isomerization</text:p>
          </table:table-cell>
          <table:table-cell table:style-name="ce4" office:value-type="string" calcext:value-type="string">
            <text:p>Fossil.Sample.Correction</text:p>
          </table:table-cell>
          <table:table-cell table:style-name="ce7" office:value-type="string" calcext:value-type="string">
            <text:p>Dec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-2" calcext:value-type="float">
            <text:p>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>
            <draw:frame table:end-cell-address="Sheet1.V35" table:end-x="0.6327in" table:end-y="0.1323in" draw:z-index="1" draw:style-name="gr1" svg:width="7.0744in" svg:height="2.7661in" svg:x="0.6736in" svg:y="0.189in">
              <draw:object draw:notify-on-update-of-ranges="Sheet1.B2:Sheet1.B21 Sheet1.E2:Sheet1.E21 Sheet1.L1:Sheet1.L1 Sheet1.L2:Sheet1.L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style-name="Default" table:number-columns-repeated="12"/>
          <table:table-cell table:number-columns-repeated="2"/>
        </table:table-row>
        <table:table-row table:style-name="ro2">
          <table:table-cell table:style-name="Default">
            <draw:frame table:end-cell-address="Sheet1.I42" table:end-x="0.6287in" table:end-y="0.1205in" draw:z-index="2" draw:style-name="gr1" svg:width="7.5189in" svg:height="3.4354in" svg:x="0.2492in" svg:y="0.2189in">
              <draw:object draw:notify-on-update-of-ranges="Sheet1.B2:Sheet1.B21 Sheet1.C2:Sheet1.C21 Sheet1.L1:Sheet1.L1 Sheet1.L2:Sheet1.L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11"/>
          <table:table-cell table:number-columns-repeated="2"/>
        </table:table-row>
        <table:table-row table:style-name="ro2" table:number-rows-repeated="4">
          <table:table-cell table:style-name="Default" table:number-columns-repeated="12"/>
          <table:table-cell table:number-columns-repeated="2"/>
        </table:table-row>
        <table:table-row table:style-name="ro2">
          <table:table-cell table:style-name="Default" table:number-columns-repeated="8"/>
          <table:table-cell table:style-name="Default">
            <draw:frame table:end-cell-address="Sheet1.Q43" table:end-x="0.6394in" table:end-y="0.1772in" draw:z-index="0" draw:style-name="gr1" svg:width="7.0917in" svg:height="2.7646in" svg:x="0.6803in" svg:y="0.235in">
              <draw:object draw:notify-on-update-of-ranges="Sheet1.B2:Sheet1.B21 Sheet1.D2:Sheet1.D21 Sheet1.L1:Sheet1.L1 Sheet1.L2:Sheet1.L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2"/>
        </table:table-row>
      </table:table>
      <table:table table:name="Tabla Linda" table:style-name="ta2" table:print="false">
        <table:table-column table:style-name="co1" table:number-columns-repeated="7" table:default-cell-style-name="Default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row table:style-name="ro2">
          <table:table-cell table:number-columns-repeated="7"/>
          <table:table-cell table:style-name="Default" table:number-columns-repeated="3"/>
        </table:table-row>
        <table:table-row table:style-name="ro3">
          <table:table-cell table:style-name="ce7" office:value-type="string" calcext:value-type="string">
            <text:p>Decay</text:p>
          </table:table-cell>
          <table:table-cell table:style-name="ce10" office:value-type="string" calcext:value-type="string">
            <text:p>Residue</text:p>
          </table:table-cell>
          <table:table-cell table:style-name="ce10" office:value-type="string" calcext:value-type="string">
            <text:p>No. PTMs</text:p>
          </table:table-cell>
          <table:table-cell table:style-name="ce10" office:value-type="string" calcext:value-type="string">
            <text:p>No. Lonely PTMs</text:p>
          </table:table-cell>
          <table:table-cell table:style-name="ce10" office:value-type="string" calcext:value-type="string">
            <text:p>No. Friendly PTMs</text:p>
          </table:table-cell>
          <table:table-cell table:style-name="ce10" office:value-type="string" calcext:value-type="string">
            <text:p>X1.Friend</text:p>
          </table:table-cell>
          <table:table-cell table:style-name="ce15" office:value-type="string" calcext:value-type="string">
            <office:annotation draw:style-name="gr2" draw:text-style-name="P1" svg:width="6.2583in" svg:height="1.4787in" svg:x="6.4591in" svg:y="0in" draw:caption-point-x="-0.2165in" draw:caption-point-y="0.1815in">
              <dc:date>2014-05-28T00:00:00</dc:date>
              <text:p text:style-name="P1"><text:span text:style-name="T1">3-hydroxypyridine-2,5-dicarboxylic acid (Ser-Cys) (with S-) <text:s text:c="2"/>| Serine-Cysteine-Serine <text:s text:c="8"/>|</text:span></text:p>
              <text:p text:style-name="P1"><text:span text:style-name="T1">3-hydroxypyridine-2,5-dicarboxylic acid (Ser-Ser) (with C-) <text:s text:c="2"/>| Serine-Serine-Cysteine <text:s text:c="8"/>|</text:span></text:p>
              <text:p text:style-name="P1"><text:span text:style-name="T1">5-amino-piperideine-2,5-dicarboxylic acid (Ser-Cys) (with S-) | Serine-Cysteine-Serine <text:s text:c="8"/>|</text:span></text:p>
              <text:p text:style-name="P1"><text:span text:style-name="T1">5-amino-piperideine-2,5-dicarboxylic acid (Ser-Ser) (with C-) | Serine-Serine-Cysteine <text:s text:c="8"/>|</text:span></text:p>
              <text:p text:style-name="P1"><text:span text:style-name="T1">Pyridine-2,5-dicarboxylic acid (Ser-Cys) (with S-) <text:s text:c="11"/>| Serine-Cysteine-Serine <text:s text:c="8"/>|</text:span></text:p>
              <text:p text:style-name="P1"><text:span text:style-name="T1">Pyridine-2,5-dicarboxylic acid (Ser-Ser) (with C-) <text:s text:c="11"/>| Serine-Serine-Cysteine <text:s text:c="8"/>|</text:span></text:p>
              <text:p text:style-name="P1"><text:span text:style-name="T1"/></text:p>
              <text:p text:style-name="P1"><text:span text:style-name="T1">Tryptophyl-tyrosyl-methioninium (Trp-Tyr) (with M-) <text:s text:c="10"/>| Tryptophan-Tyrosine-Methionine |</text:span></text:p>
              <text:p text:style-name="P1"><text:span text:style-name="T1">Tryptophyl-tyrosyl-methioninium (Tyr-Met) (with W-) <text:s text:c="10"/>| Tyrosine-Methionine-Tryptophan</text:span></text:p>
            </office:annotation>
            <text:p>X2.Friends</text:p>
          </table:table-cell>
          <table:table-cell table:style-name="Default">
            <draw:frame table:end-cell-address="'Tabla Linda'.I22" table:end-x="5.6201in" table:end-y="0.0992in" draw:z-index="0" draw:style-name="gr1" svg:width="11.8783in" svg:height="3.7732in" svg:x="0.4035in" svg:y="0.035in">
              <draw:object draw:notify-on-update-of-ranges="'Tabla Linda'.C3:'Tabla Linda'.C22 'Tabla Linda'.C2:'Tabla Linda'.C2 'Tabla Linda'.A3:'Tabla Linda'.A22 'Tabla Linda'.D3:'Tabla Linda'.D22 'Tabla Linda'.D2:'Tabla Linda'.D2 'Tabla Linda'.A3:'Tabla Linda'.A22 'Tabla Linda'.E3:'Tabla Linda'.E22 'Tabla Linda'.E2:'Tabla Linda'.E2 'Tabla Linda'.A3:'Tabla Linda'.A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A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C</text:p>
          </table:table-cell>
          <table:table-cell table:style-name="ce13" office:value-type="float" office:value="105" calcext:value-type="float">
            <text:p>105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7" calcext:value-type="float">
            <text:p>57</text:p>
          </table:table-cell>
          <table:table-cell table:style-name="ce17" office:value-type="float" office:value="6" calcext:value-type="float">
            <text:p>6</text:p>
          </table:table-cell>
          <table:table-cell table:style-name="Default" table:number-columns-repeated="3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D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E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F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G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11" office:value-type="string" calcext:value-type="string">
            <text:p>H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I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K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L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11" office:value-type="string" calcext:value-type="string">
            <text:p>M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N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float" office:value="15" calcext:value-type="float">
            <text:p>15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P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Q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S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8" calcext:value-type="float">
            <text:p>18</text:p>
          </table:table-cell>
          <table:table-cell table:style-name="ce17" office:value-type="float" office:value="6" calcext:value-type="float">
            <text:p>6</text:p>
          </table:table-cell>
          <table:table-cell table:style-name="Default" table:number-columns-repeated="3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2" table:style-name="ce12" office:value-type="float" office:value="16" calcext:value-type="float">
            <text:p>16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V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1" office:value-type="string" calcext:value-type="string">
            <text:p>W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Y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2">
          <table:table-cell table:number-columns-repeated="7"/>
          <table:table-cell table:style-name="Default" table:number-columns-repeated="3"/>
        </table:table-row>
        <table:table-row table:style-name="ro2">
          <table:table-cell table:number-columns-repeated="7"/>
          <table:table-cell table:number-columns-repeated="3" office:value-type="string" calcext:value-type="string">
            <text:p>Intercept and regression coefficients </text:p>
          </table:table-cell>
        </table:table-row>
        <table:table-row table:style-name="ro4">
          <table:table-cell/>
          <table:table-cell office:value-type="string" calcext:value-type="string">
            <text:p>R</text:p>
          </table:table-cell>
          <table:table-cell table:formula="of:=PEARSON([.$A$3:.$A$22];[.C3:.C22])" office:value-type="float" office:value="0.65945823466872" calcext:value-type="float">
            <text:p>0.6594582347</text:p>
          </table:table-cell>
          <table:table-cell table:formula="of:=PEARSON([.$A$3:.$A$22];[.D3:.D22])" office:value-type="float" office:value="0.576903907759863" calcext:value-type="float">
            <text:p>0.5769039078</text:p>
          </table:table-cell>
          <table:table-cell table:formula="of:=PEARSON([.$A$3:.$A$22];[.E3:.E22])" office:value-type="float" office:value="0.673606549120425" calcext:value-type="float">
            <text:p>0.6736065491</text:p>
          </table:table-cell>
          <table:table-cell table:number-columns-repeated="2"/>
          <table:table-cell table:style-name="ce19" office:value-type="string" calcext:value-type="string">
            <text:p><text:s/>TOTAL</text:p>
          </table:table-cell>
          <table:table-cell table:style-name="ce20" office:value-type="string" calcext:value-type="string">
            <text:p>FRIENDLY</text:p>
          </table:table-cell>
          <table:table-cell table:style-name="ce21" office:value-type="string" calcext:value-type="string">
            <text:p>LONELY</text:p>
          </table:table-cell>
        </table:table-row>
        <table:table-row table:style-name="ro5">
          <table:table-cell/>
          <table:table-cell office:value-type="string" calcext:value-type="string">
            <text:p>R*R</text:p>
          </table:table-cell>
          <table:table-cell table:formula="of:=[.C25]*[.C25]" office:value-type="float" office:value="0.434885163272385" calcext:value-type="float">
            <text:p>0.4348851633</text:p>
          </table:table-cell>
          <table:table-cell table:formula="of:=[.D25]*[.D25]" office:value-type="float" office:value="0.332818118788601" calcext:value-type="float">
            <text:p>0.3328181188</text:p>
          </table:table-cell>
          <table:table-cell table:formula="of:=[.E25]*[.E25]" office:value-type="float" office:value="0.453745783017927" calcext:value-type="float">
            <text:p>0.453745783</text:p>
          </table:table-cell>
          <table:table-cell table:number-columns-repeated="2"/>
          <table:table-cell office:value-type="string" calcext:value-type="string">
            <text:p>b( 0 ) = 1.686441 </text:p>
          </table:table-cell>
          <table:table-cell office:value-type="string" calcext:value-type="string">
            <text:p>b( 0 ) = 0.6184534 </text:p>
          </table:table-cell>
          <table:table-cell office:value-type="string" calcext:value-type="string">
            <text:p>b( 0 ) = 3.324005 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( 1 ) = 0.1942902 </text:p>
          </table:table-cell>
          <table:table-cell office:value-type="string" calcext:value-type="string">
            <text:p>b( 1 ) = 0.40674 </text:p>
          </table:table-cell>
          <table:table-cell office:value-type="string" calcext:value-type="string">
            <text:p>b( 1 ) = 0.3195235 </text:p>
          </table:table-cell>
        </table:table-row>
        <table:table-row table:style-name="ro2">
          <table:table-cell table:number-columns-repeated="7"/>
          <table:table-cell table:number-columns-repeated="3" office:value-type="string" calcext:value-type="string">
            <text:p>No. objects = 20 <text:s text:c="2"/>rank(X'X) = 2 <text:s text:c="2"/>total d.f. = 19 <text:s text:c="2"/>residual d.f. = 18 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R-square= 0.4348852 <text:s text:c="4"/>Adjusted R-square = 0.4034899 </text:p>
          </table:table-cell>
          <table:table-cell office:value-type="string" calcext:value-type="string">
            <text:p>R-square= 0.3328181 <text:s text:c="4"/>Adjusted R-square = 0.2957525 </text:p>
          </table:table-cell>
          <table:table-cell office:value-type="string" calcext:value-type="string">
            <text:p>R-square= 0.4537458 <text:s text:c="4"/>Adjusted R-square = 0.4233983 </text:p>
          </table:table-cell>
        </table:table-row>
        <table:table-row table:style-name="ro2">
          <table:table-cell table:number-columns-repeated="7"/>
          <table:table-cell table:number-columns-repeated="3" office:value-type="string" calcext:value-type="string">
            <text:p><text:s/>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Estadístico F</text:p>
          </table:table-cell>
          <table:table-cell/>
          <table:table-cell office:value-type="string" calcext:value-type="string">
            <text:p>F = 13.85193 <text:s text:c="3"/>Prob (param) = 0.001560928 <text:s text:c="2"/>Prob(999 permutations) = 0.023 </text:p>
          </table:table-cell>
          <table:table-cell office:value-type="string" calcext:value-type="string">
            <text:p>F = 8.97915 <text:s text:c="3"/>Prob (param) = 0.007743736 <text:s text:c="2"/>Prob( 999 permutations) = 0.02 </text:p>
          </table:table-cell>
          <table:table-cell office:value-type="string" calcext:value-type="string">
            <text:p>F = 14.95169 <text:s text:c="3"/>Prob (param) = 0.001130151 <text:s text:c="2"/>Prob( 999 permutations) = 0.028 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ob (param)</text:p>
          </table:table-cell>
          <table:table-cell office:value-type="string" calcext:value-type="string">
            <text:p>P-value de F</text:p>
          </table:table-cell>
          <table:table-cell/>
          <table:table-cell table:number-columns-repeated="3" office:value-type="string" calcext:value-type="string">
            <text:p><text:s/></text:p>
          </table:table-cell>
        </table:table-row>
        <table:table-row table:style-name="ro2">
          <table:table-cell table:number-columns-repeated="7"/>
          <table:table-cell table:number-columns-repeated="3" office:value-type="string" calcext:value-type="string">
            <text:p>$coefficients</text:p>
          </table:table-cell>
        </table:table-row>
        <table:table-row table:style-name="ro2">
          <table:table-cell table:number-columns-repeated="7"/>
          <table:table-cell table:number-columns-repeated="3" office:value-type="string" calcext:value-type="string">
            <text:p><text:s text:c="4"/>Coeff. de regressio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.0 <text:s text:c="11"/>1.6864412</text:p>
          </table:table-cell>
          <table:table-cell office:value-type="string" calcext:value-type="string">
            <text:p>b.0 <text:s text:c="11"/>0.6184534</text:p>
          </table:table-cell>
          <table:table-cell office:value-type="string" calcext:value-type="string">
            <text:p>b.0 <text:s text:c="11"/>3.324004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.1 <text:s text:c="11"/>0.1942902</text:p>
          </table:table-cell>
          <table:table-cell office:value-type="string" calcext:value-type="string">
            <text:p>b.1 <text:s text:c="11"/>0.4067400</text:p>
          </table:table-cell>
          <table:table-cell office:value-type="string" calcext:value-type="string">
            <text:p>b.1 <text:s text:c="11"/>0.3195235</text:p>
          </table:table-cell>
        </table:table-row>
        <table:table-row table:style-name="ro2">
          <table:table-cell table:number-columns-repeated="7"/>
          <table:table-cell table:number-columns-repeated="3" office:value-type="string" calcext:value-type="string">
            <text:p>$adjusted</text:p>
          </table:table-cell>
        </table:table-row>
        <table:table-row table:style-name="ro2">
          <table:table-cell table:number-columns-repeated="7"/>
          <table:table-cell table:number-columns-repeated="3" office:value-type="string" calcext:value-type="string">
            <text:p><text:s text:c="11"/>[,1]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[1,] <text:s/>4.989374</text:p>
          </table:table-cell>
          <table:table-cell office:value-type="string" calcext:value-type="string">
            <text:p><text:s/>[1,] <text:s/>5.499333</text:p>
          </table:table-cell>
          <table:table-cell office:value-type="string" calcext:value-type="string">
            <text:p><text:s/>[1,] <text:s/>4.92162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[2,] 22.086910</text:p>
          </table:table-cell>
          <table:table-cell office:value-type="string" calcext:value-type="string">
            <text:p><text:s/>[2,] 17.701532</text:p>
          </table:table-cell>
          <table:table-cell office:value-type="string" calcext:value-type="string">
            <text:p><text:s/>[2,] 23.45398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[3,] <text:s/>5.960825</text:p>
          </table:table-cell>
          <table:table-cell office:value-type="string" calcext:value-type="string">
            <text:p><text:s/>[3,] <text:s/>6.719553</text:p>
          </table:table-cell>
          <table:table-cell office:value-type="string" calcext:value-type="string">
            <text:p><text:s/>[3,] <text:s/>5.56066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[4,] <text:s/>5.960825</text:p>
          </table:table-cell>
          <table:table-cell office:value-type="string" calcext:value-type="string">
            <text:p><text:s/>[4,] <text:s/>6.719553</text:p>
          </table:table-cell>
          <table:table-cell office:value-type="string" calcext:value-type="string">
            <text:p><text:s/>[4,] <text:s/>5.56066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[5,] <text:s/>3.629343</text:p>
          </table:table-cell>
          <table:table-cell office:value-type="string" calcext:value-type="string">
            <text:p><text:s/>[5,] <text:s/>2.652153</text:p>
          </table:table-cell>
          <table:table-cell office:value-type="string" calcext:value-type="string">
            <text:p><text:s/>[5,] <text:s/>4.92162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[6,] 10.818080</text:p>
          </table:table-cell>
          <table:table-cell office:value-type="string" calcext:value-type="string">
            <text:p><text:s/>[6,] <text:s/>7.939773</text:p>
          </table:table-cell>
          <table:table-cell office:value-type="string" calcext:value-type="string">
            <text:p><text:s/>[6,] 12.59018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[7,] <text:s/>5.572245</text:p>
          </table:table-cell>
          <table:table-cell office:value-type="string" calcext:value-type="string">
            <text:p><text:s/>[7,] <text:s/>6.719553</text:p>
          </table:table-cell>
          <table:table-cell office:value-type="string" calcext:value-type="string">
            <text:p><text:s/>[7,] <text:s/>4.92162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[8,] <text:s/>4.600794</text:p>
          </table:table-cell>
          <table:table-cell office:value-type="string" calcext:value-type="string">
            <text:p><text:s/>[8,] <text:s/>5.092593</text:p>
          </table:table-cell>
          <table:table-cell office:value-type="string" calcext:value-type="string">
            <text:p><text:s/>[8,] <text:s/>4.60209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[9,] 12.178111</text:p>
          </table:table-cell>
          <table:table-cell office:value-type="string" calcext:value-type="string">
            <text:p><text:s/>[9,] 14.040873</text:p>
          </table:table-cell>
          <table:table-cell office:value-type="string" calcext:value-type="string">
            <text:p><text:s/>[9,] 10.03399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0,] <text:s/>3.823633</text:p>
          </table:table-cell>
          <table:table-cell office:value-type="string" calcext:value-type="string">
            <text:p>[10,] <text:s/>3.872373</text:p>
          </table:table-cell>
          <table:table-cell office:value-type="string" calcext:value-type="string">
            <text:p>[10,] <text:s/>4.28257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1,] <text:s/>5.183664</text:p>
          </table:table-cell>
          <table:table-cell office:value-type="string" calcext:value-type="string">
            <text:p>[11,] <text:s/>5.092593</text:p>
          </table:table-cell>
          <table:table-cell office:value-type="string" calcext:value-type="string">
            <text:p>[11,] <text:s/>5.56066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2,] <text:s/>7.320856</text:p>
          </table:table-cell>
          <table:table-cell office:value-type="string" calcext:value-type="string">
            <text:p>[12,] <text:s/>6.312813</text:p>
          </table:table-cell>
          <table:table-cell office:value-type="string" calcext:value-type="string">
            <text:p>[12,] <text:s/>8.11685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3,] <text:s/>4.989374</text:p>
          </table:table-cell>
          <table:table-cell office:value-type="string" calcext:value-type="string">
            <text:p>[13,] <text:s/>5.092593</text:p>
          </table:table-cell>
          <table:table-cell office:value-type="string" calcext:value-type="string">
            <text:p>[13,] <text:s/>5.24114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4,] <text:s/>4.406504</text:p>
          </table:table-cell>
          <table:table-cell office:value-type="string" calcext:value-type="string">
            <text:p>[14,] <text:s/>4.279113</text:p>
          </table:table-cell>
          <table:table-cell office:value-type="string" calcext:value-type="string">
            <text:p>[14,] <text:s/>4.92162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5,] <text:s/>6.349406</text:p>
          </table:table-cell>
          <table:table-cell office:value-type="string" calcext:value-type="string">
            <text:p>[15,] <text:s/>8.346513</text:p>
          </table:table-cell>
          <table:table-cell office:value-type="string" calcext:value-type="string">
            <text:p>[15,] <text:s/>4.92162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6,] 12.372401</text:p>
          </table:table-cell>
          <table:table-cell office:value-type="string" calcext:value-type="string">
            <text:p>[16,] 13.227393</text:p>
          </table:table-cell>
          <table:table-cell office:value-type="string" calcext:value-type="string">
            <text:p>[16,] 10.99256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7,] <text:s/>9.069468</text:p>
          </table:table-cell>
          <table:table-cell office:value-type="string" calcext:value-type="string">
            <text:p>[17,] <text:s/>9.566733</text:p>
          </table:table-cell>
          <table:table-cell office:value-type="string" calcext:value-type="string">
            <text:p>[17,] <text:s/>8.43638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8,] <text:s/>3.823633</text:p>
          </table:table-cell>
          <table:table-cell office:value-type="string" calcext:value-type="string">
            <text:p>[18,] <text:s/>3.465633</text:p>
          </table:table-cell>
          <table:table-cell office:value-type="string" calcext:value-type="string">
            <text:p>[18,] <text:s/>4.60209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9,] <text:s/>5.377955</text:p>
          </table:table-cell>
          <table:table-cell office:value-type="string" calcext:value-type="string">
            <text:p>[19,] <text:s/>5.499333</text:p>
          </table:table-cell>
          <table:table-cell office:value-type="string" calcext:value-type="string">
            <text:p>[19,] <text:s/>5.56066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20,] <text:s/>8.486598</text:p>
          </table:table-cell>
          <table:table-cell office:value-type="string" calcext:value-type="string">
            <text:p>[20,] <text:s/>9.159993</text:p>
          </table:table-cell>
          <table:table-cell office:value-type="string" calcext:value-type="string">
            <text:p>[20,] <text:s/>7.797333</text:p>
          </table:table-cell>
        </table:table-row>
        <table:table-row table:style-name="ro2">
          <table:table-cell table:number-columns-repeated="7"/>
          <table:table-cell table:number-columns-repeated="3" office:value-type="string" calcext:value-type="string">
            <text:p>$residual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 text:c="12"/>[,1]</text:p>
          </table:table-cell>
          <table:table-cell office:value-type="string" calcext:value-type="string">
            <text:p><text:s text:c="11"/>[,1]</text:p>
          </table:table-cell>
          <table:table-cell office:value-type="string" calcext:value-type="string">
            <text:p><text:s text:c="13"/>[,1]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[1,] -3.9893743</text:p>
          </table:table-cell>
          <table:table-cell office:value-type="string" calcext:value-type="string">
            <text:p><text:s/>[1,] -4.499333</text:p>
          </table:table-cell>
          <table:table-cell office:value-type="string" calcext:value-type="string">
            <text:p><text:s/>[1,] <text:s/>-3.921621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[2,] <text:s/>7.9130898</text:p>
          </table:table-cell>
          <table:table-cell office:value-type="string" calcext:value-type="string">
            <text:p><text:s/>[2,] 12.298468</text:p>
          </table:table-cell>
          <table:table-cell office:value-type="string" calcext:value-type="string">
            <text:p><text:s/>[2,] <text:s text:c="2"/>6.546018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[3,] <text:s/>3.0391748</text:p>
          </table:table-cell>
          <table:table-cell office:value-type="string" calcext:value-type="string">
            <text:p><text:s/>[3,] <text:s/>2.280447</text:p>
          </table:table-cell>
          <table:table-cell office:value-type="string" calcext:value-type="string">
            <text:p><text:s/>[3,] <text:s text:c="2"/>3.439331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[4,] -0.9608252</text:p>
          </table:table-cell>
          <table:table-cell office:value-type="string" calcext:value-type="string">
            <text:p><text:s/>[4,] -1.719553</text:p>
          </table:table-cell>
          <table:table-cell office:value-type="string" calcext:value-type="string">
            <text:p><text:s/>[4,] <text:s/>-0.560668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[5,] <text:s/>0.3706570</text:p>
          </table:table-cell>
          <table:table-cell office:value-type="string" calcext:value-type="string">
            <text:p><text:s/>[5,] <text:s/>1.347847</text:p>
          </table:table-cell>
          <table:table-cell office:value-type="string" calcext:value-type="string">
            <text:p><text:s/>[5,] <text:s/>-0.921621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[6,] -9.8180797</text:p>
          </table:table-cell>
          <table:table-cell office:value-type="string" calcext:value-type="string">
            <text:p><text:s/>[6,] -6.939773</text:p>
          </table:table-cell>
          <table:table-cell office:value-type="string" calcext:value-type="string">
            <text:p><text:s/>[6,] -11.590184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[7,] <text:s/>8.4277551</text:p>
          </table:table-cell>
          <table:table-cell office:value-type="string" calcext:value-type="string">
            <text:p><text:s/>[7,] <text:s/>7.280447</text:p>
          </table:table-cell>
          <table:table-cell office:value-type="string" calcext:value-type="string">
            <text:p><text:s/>[7,] <text:s text:c="2"/>9.078378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[8,] -2.6007940</text:p>
          </table:table-cell>
          <table:table-cell office:value-type="string" calcext:value-type="string">
            <text:p><text:s/>[8,] -3.092593</text:p>
          </table:table-cell>
          <table:table-cell office:value-type="string" calcext:value-type="string">
            <text:p><text:s/>[8,] <text:s/>-2.602098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[9,] -4.1781110</text:p>
          </table:table-cell>
          <table:table-cell office:value-type="string" calcext:value-type="string">
            <text:p><text:s/>[9,] -6.040873</text:p>
          </table:table-cell>
          <table:table-cell office:value-type="string" calcext:value-type="string">
            <text:p><text:s/>[9,] <text:s/>-2.033997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0,] -1.8236332</text:p>
          </table:table-cell>
          <table:table-cell office:value-type="string" calcext:value-type="string">
            <text:p>[10,] -1.872373</text:p>
          </table:table-cell>
          <table:table-cell office:value-type="string" calcext:value-type="string">
            <text:p>[10,] <text:s/>-2.28257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1,] <text:s/>7.8163355</text:p>
          </table:table-cell>
          <table:table-cell office:value-type="string" calcext:value-type="string">
            <text:p>[11,] <text:s/>7.907407</text:p>
          </table:table-cell>
          <table:table-cell office:value-type="string" calcext:value-type="string">
            <text:p>[11,] <text:s text:c="2"/>7.439331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2,] <text:s/>2.6791435</text:p>
          </table:table-cell>
          <table:table-cell office:value-type="string" calcext:value-type="string">
            <text:p>[12,] <text:s/>3.687187</text:p>
          </table:table-cell>
          <table:table-cell office:value-type="string" calcext:value-type="string">
            <text:p>[12,] <text:s text:c="2"/>1.883143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3,] -1.9893743</text:p>
          </table:table-cell>
          <table:table-cell office:value-type="string" calcext:value-type="string">
            <text:p>[13,] -2.092593</text:p>
          </table:table-cell>
          <table:table-cell office:value-type="string" calcext:value-type="string">
            <text:p>[13,] <text:s/>-2.241145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4,] <text:s/>3.5934962</text:p>
          </table:table-cell>
          <table:table-cell office:value-type="string" calcext:value-type="string">
            <text:p>[14,] <text:s/>3.720887</text:p>
          </table:table-cell>
          <table:table-cell office:value-type="string" calcext:value-type="string">
            <text:p>[14,] <text:s text:c="2"/>3.078378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5,] -2.3494056</text:p>
          </table:table-cell>
          <table:table-cell office:value-type="string" calcext:value-type="string">
            <text:p>[15,] -4.346513</text:p>
          </table:table-cell>
          <table:table-cell office:value-type="string" calcext:value-type="string">
            <text:p>[15,] <text:s/>-0.921621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6,] -6.3724012</text:p>
          </table:table-cell>
          <table:table-cell office:value-type="string" calcext:value-type="string">
            <text:p>[16,] -7.227393</text:p>
          </table:table-cell>
          <table:table-cell office:value-type="string" calcext:value-type="string">
            <text:p>[16,] <text:s/>-4.992567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7,] -3.0694681</text:p>
          </table:table-cell>
          <table:table-cell office:value-type="string" calcext:value-type="string">
            <text:p>[17,] -3.566733</text:p>
          </table:table-cell>
          <table:table-cell office:value-type="string" calcext:value-type="string">
            <text:p>[17,] <text:s/>-2.436379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8,] -1.8236332</text:p>
          </table:table-cell>
          <table:table-cell office:value-type="string" calcext:value-type="string">
            <text:p>[18,] -1.465633</text:p>
          </table:table-cell>
          <table:table-cell office:value-type="string" calcext:value-type="string">
            <text:p>[18,] <text:s/>-2.602098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19,] <text:s/>6.6220453</text:p>
          </table:table-cell>
          <table:table-cell office:value-type="string" calcext:value-type="string">
            <text:p>[19,] <text:s/>6.500667</text:p>
          </table:table-cell>
          <table:table-cell office:value-type="string" calcext:value-type="string">
            <text:p>[19,] <text:s text:c="2"/>6.439331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[20,] -1.4865976</text:p>
          </table:table-cell>
          <table:table-cell office:value-type="string" calcext:value-type="string">
            <text:p>[20,] -2.159993</text:p>
          </table:table-cell>
          <table:table-cell office:value-type="string" calcext:value-type="string">
            <text:p>[20,] <text:s/>-0.7973328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17:27:11.589900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4-05-15T12:10:52</meta:creation-date>
    <dc:date>2014-11-27T17:30:17.441244663</dc:date>
    <meta:editing-duration>P2DT1H26M25S</meta:editing-duration>
    <meta:editing-cycles>5</meta:editing-cycles>
    <meta:generator>LibreOffice/4.2.7.2$Linux_X86_64 LibreOffice_project/420m0$Build-2</meta:generator>
    <meta:document-statistic meta:table-count="3" meta:cell-count="54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chart-properties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965cm" svg:height="7cm" xlink:href=".." xlink:type="simple" chart:class="chart:scatter" chart:style-name="ch1">
        <chart:title svg:x="7.549cm" svg:y="0.276cm" chart:style-name="ch2">
          <text:p>Lonely Decay</text:p>
        </chart:title>
        <chart:plot-area chart:style-name="ch3" table:cell-range-address="Sheet1.B2:Sheet1.B21 Sheet1.D2:Sheet1.D21 Sheet1.L1:Sheet1.L21" chart:data-source-has-labels="both" svg:x="0.359cm" svg:y="1.221cm" svg:width="17.247cm" svg:height="5.639cm">
          <chartooo:coordinate-region svg:x="0.928cm" svg:y="1.394cm" svg:width="16.517cm" svg:height="4.872cm"/>
          <chart:axis chart:dimension="x" chart:name="primary-x" chart:style-name="ch4" chartooo:axis-type="auto">
            <chart:categories table:cell-range-address="Sheet1.B2:Sheet1.B21"/>
          </chart:axis>
          <chart:axis chart:dimension="y" chart:name="primary-y" chart:style-name="ch4"/>
          <chart:series chart:style-name="ch5" chart:values-cell-range-address="Sheet1.L2:Sheet1.L21" chart:label-cell-address="Sheet1.L1:Sheet1.L1" chart:class="chart:scatter">
            <chart:domain table:cell-range-address="Sheet1.D2:Sheet1.D21"/>
            <chart:regression-curve chart:style-name="ch6">
              <chart:equation chart:display-equation="true" chart:display-r-square="true" svg:x="1.23cm" svg:y="1.233cm"/>
            </chart:regression-curve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ecay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B2:Sheet1.B21</svg:desc>
                </draw:g>
              </table:table-cell>
              <table:table-cell office:value-type="float" office:value="12">
                <text:p>12</text:p>
                <draw:g>
                  <svg:desc>Sheet1.D2:Sheet1.D21</svg:desc>
                </draw:g>
              </table:table-cell>
              <table:table-cell office:value-type="float" office:value="1">
                <text:p>1</text:p>
                <draw:g>
                  <svg:desc>Sheet1.L2:Sheet1.L21</svg:desc>
                </draw:g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chart-properties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965cm" svg:height="7cm" xlink:href=".." xlink:type="simple" chart:class="chart:scatter" chart:style-name="ch1">
        <chart:title svg:x="7.404cm" svg:y="0.276cm" chart:style-name="ch2">
          <text:p>Friendly Decay</text:p>
        </chart:title>
        <chart:plot-area chart:style-name="ch3" table:cell-range-address="Sheet1.B2:Sheet1.B21 Sheet1.E2:Sheet1.E21 Sheet1.L1:Sheet1.L22" chart:data-source-has-labels="both" svg:x="0.359cm" svg:y="1.221cm" svg:width="17.247cm" svg:height="5.639cm">
          <chartooo:coordinate-region svg:x="0.928cm" svg:y="1.394cm" svg:width="16.517cm" svg:height="4.872cm"/>
          <chart:axis chart:dimension="x" chart:name="primary-x" chart:style-name="ch4" chartooo:axis-type="auto">
            <chart:categories table:cell-range-address="Sheet1.B2:Sheet1.B21"/>
          </chart:axis>
          <chart:axis chart:dimension="y" chart:name="primary-y" chart:style-name="ch4"/>
          <chart:series chart:style-name="ch5" chart:values-cell-range-address="Sheet1.L2:Sheet1.L22" chart:label-cell-address="Sheet1.L1:Sheet1.L1" chart:class="chart:scatter">
            <chart:domain table:cell-range-address="Sheet1.E2:Sheet1.E21"/>
            <chart:regression-curve chart:style-name="ch6">
              <chart:equation chart:display-equation="true" chart:display-r-square="true" svg:x="1.23cm" svg:y="1.233cm"/>
            </chart:regression-curve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cay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B2:Sheet1.B21</svg:desc>
                </draw:g>
              </table:table-cell>
              <table:table-cell office:value-type="float" office:value="5">
                <text:p>5</text:p>
                <draw:g>
                  <svg:desc>Sheet1.E2:Sheet1.E21</svg:desc>
                </draw:g>
              </table:table-cell>
              <table:table-cell office:value-type="float" office:value="1">
                <text:p>1</text:p>
                <draw:g>
                  <svg:desc>Sheet1.L2:Sheet1.L22</svg:desc>
                </draw:g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3">
                <text:p>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6e6e6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 chart:data-label-number="none" chart:data-label-text="true" chart:data-label-symbol="false">
        <chart:symbol-image xlink:href="Pictures/2000000D000000DF000000DFC2DA85BE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 chart:data-label-number="none" chart:data-label-text="true" chart:data-label-symbol="false" chart:label-position="center">
        <chart:symbol-image xlink:href="Pictures/2000000D000000DF000000DFC2DA85BE.svm" xlink:type="simple" xlink:actuate="onLoad"/>
      </style:chart-properties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8" style:family="chart">
      <style:chart-properties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3cm" svg:height="8.693cm" xlink:href=".." xlink:type="simple" chart:class="chart:scatter" chart:style-name="ch1">
        <chart:title svg:x="7.963cm" svg:y="0.309cm" chart:style-name="ch2">
          <text:p>Total vs Decay</text:p>
        </chart:title>
        <chart:plot-area chart:style-name="ch3" table:cell-range-address="Sheet1.B2:Sheet1.C21 Sheet1.L1:Sheet1.L21" chart:data-source-has-labels="both" svg:x="1.391cm" svg:y="1.287cm" svg:width="17.259cm" svg:height="6.252cm">
          <chartooo:coordinate-region svg:x="1.96cm" svg:y="1.46cm" svg:width="16.451cm" svg:height="5.485cm"/>
          <chart:axis chart:dimension="x" chart:name="primary-x" chart:style-name="ch4" chartooo:axis-type="auto">
            <chart:title svg:x="7.529cm" svg:y="7.712cm" chart:style-name="ch5">
              <text:p>Total PTMs per aminoacid residue</text:p>
            </chart:title>
            <chart:categories table:cell-range-address="Sheet1.B2:Sheet1.B21"/>
          </chart:axis>
          <chart:axis chart:dimension="y" chart:name="primary-y" chart:style-name="ch4">
            <chart:title svg:x="0.451cm" svg:y="5.661cm" chart:style-name="ch6">
              <text:p>Estimated decay</text:p>
            </chart:title>
          </chart:axis>
          <chart:series chart:style-name="ch7" chart:values-cell-range-address="Sheet1.L2:Sheet1.L21" chart:label-cell-address="Sheet1.L1:Sheet1.L1" chart:class="chart:scatter">
            <chart:domain table:cell-range-address="Sheet1.C2:Sheet1.C21"/>
            <chart:regression-curve chart:style-name="ch8">
              <chart:equation chart:display-equation="true" chart:display-r-square="true" svg:x="3.063cm" svg:y="1.928cm"/>
            </chart:regression-curve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ecay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B2:Sheet1.B21</svg:desc>
                </draw:g>
              </table:table-cell>
              <table:table-cell office:value-type="float" office:value="17">
                <text:p>17</text:p>
                <draw:g>
                  <svg:desc>Sheet1.C2:Sheet1.C21</svg:desc>
                </draw:g>
              </table:table-cell>
              <table:table-cell office:value-type="float" office:value="1">
                <text:p>1</text:p>
                <draw:g>
                  <svg:desc>Sheet1.L2:Sheet1.L21</svg:desc>
                </draw:g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54">
                <text:p>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chart-properties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regression-type="linear"/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chart-properties chart:regression-type="linea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172cm" svg:height="9.585cm" xlink:href=".." xlink:type="simple" chart:class="chart:scatter" chart:style-name="ch1">
        <chart:legend chart:legend-position="bottom" svg:x="4.261cm" svg:y="8.855cm" style:legend-expansion="wide" chart:style-name="ch2"/>
        <chart:plot-area chart:style-name="ch3" table:cell-range-address="'Tabla Linda'.C2:'Tabla Linda'.C22 'Tabla Linda'.A3:'Tabla Linda'.A22 'Tabla Linda'.D2:'Tabla Linda'.E2" chart:data-source-has-labels="row" svg:x="0.603cm" svg:y="0.191cm" svg:width="28.966cm" svg:height="8.473cm">
          <chartooo:coordinate-region svg:x="1.172cm" svg:y="0.364cm" svg:width="28.157cm" svg:height="7.7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bla Linda'.A3:'Tabla Linda'.A22" chart:label-cell-address="'Tabla Linda'.C2:'Tabla Linda'.C2" chart:class="chart:scatter">
            <chart:domain table:cell-range-address="'Tabla Linda'.C3:'Tabla Linda'.C22"/>
            <chart:regression-curve chart:style-name="ch7">
              <chart:equation chart:display-equation="true" chart:display-r-square="true" svg:x="20.569cm" svg:y="4.546cm"/>
            </chart:regression-curve>
            <chart:data-point chart:repeated="20"/>
          </chart:series>
          <chart:series chart:style-name="ch8" chart:values-cell-range-address="'Tabla Linda'.A3:'Tabla Linda'.A22" chart:label-cell-address="'Tabla Linda'.D2:'Tabla Linda'.D2" chart:class="chart:scatter">
            <chart:domain table:cell-range-address="'Tabla Linda'.D3:'Tabla Linda'.D22"/>
            <chart:regression-curve chart:style-name="ch9">
              <chart:equation chart:display-equation="true" chart:display-r-square="true" svg:x="20.676cm" svg:y="5.571cm"/>
            </chart:regression-curve>
            <chart:data-point chart:repeated="20"/>
          </chart:series>
          <chart:series chart:style-name="ch10" chart:values-cell-range-address="'Tabla Linda'.A3:'Tabla Linda'.A22" chart:label-cell-address="'Tabla Linda'.E2:'Tabla Linda'.E2" chart:class="chart:scatter">
            <chart:domain table:cell-range-address="'Tabla Linda'.E3:'Tabla Linda'.E22"/>
            <chart:regression-curve chart:style-name="ch11">
              <chart:equation chart:display-equation="true" chart:display-r-square="true" svg:x="20.595cm" svg:y="6.656cm"/>
            </chart:regression-curve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o. PTMs</text:p>
                <draw:g>
                  <svg:desc>'Tabla Linda'.C2:'Tabla Linda'.C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o. Lonely PTMs</text:p>
                <draw:g>
                  <svg:desc>'Tabla Linda'.D2:'Tabla Linda'.D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No. Friendly PTMs</text:p>
                <draw:g>
                  <svg:desc>'Tabla Linda'.E2:'Tabla Linda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'Tabla Linda'.C3:'Tabla Linda'.C22</svg:desc>
                </draw:g>
              </table:table-cell>
              <table:table-cell office:value-type="float" office:value="1">
                <text:p>1</text:p>
                <draw:g>
                  <svg:desc>'Tabla Linda'.A3:'Tabla Linda'.A22</svg:desc>
                </draw:g>
              </table:table-cell>
              <table:table-cell office:value-type="float" office:value="12">
                <text:p>12</text:p>
                <draw:g>
                  <svg:desc>'Tabla Linda'.D3:'Tabla Linda'.D22</svg:desc>
                </draw:g>
              </table:table-cell>
              <table:table-cell office:value-type="float" office:value="1">
                <text:p>1</text:p>
                <draw:g>
                  <svg:desc>'Tabla Linda'.A3:'Tabla Linda'.A22</svg:desc>
                </draw:g>
              </table:table-cell>
              <table:table-cell office:value-type="float" office:value="5">
                <text:p>5</text:p>
                <draw:g>
                  <svg:desc>'Tabla Linda'.E3:'Tabla Linda'.E22</svg:desc>
                </draw:g>
              </table:table-cell>
              <table:table-cell office:value-type="float" office:value="1">
                <text:p>1</text:p>
                <draw:g>
                  <svg:desc>'Tabla Linda'.A3:'Tabla Linda'.A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63">
                <text:p>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